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ksaman" svg:font-family="Laksa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gradient" draw:fill-color="#800080" draw:fill-gradient-name="Gradient_20_15" draw:textarea-horizontal-align="justify" draw:textarea-vertical-align="middle" draw:auto-grow-height="false" fo:min-height="1.19cm" fo:min-width="2.04cm"/>
    </style:style>
    <style:style style:name="gr2" style:family="graphic" style:parent-style-name="standard">
      <style:graphic-properties draw:stroke="none" svg:stroke-color="#ffffff" draw:fill="gradient" draw:fill-color="#bf0041" draw:fill-gradient-name="Gradient_20_15" draw:textarea-horizontal-align="justify" draw:textarea-vertical-align="middle" draw:auto-grow-height="false" fo:min-height="1.187cm" fo:min-width="2.04cm"/>
    </style:style>
    <style:style style:name="gr3" style:family="graphic" style:parent-style-name="standard">
      <style:graphic-properties draw:stroke="none" svg:stroke-color="#ffffff" draw:fill="gradient" draw:fill-color="#ff4000" draw:fill-gradient-name="Gradient_20_8" draw:textarea-horizontal-align="justify" draw:textarea-vertical-align="middle" draw:auto-grow-height="false" fo:min-height="1.19cm" fo:min-width="2.04cm"/>
    </style:style>
    <style:style style:name="gr4" style:family="graphic" style:parent-style-name="standard">
      <style:graphic-properties draw:stroke="none" svg:stroke-color="#ffffff" draw:fill="gradient" draw:fill-color="#2a6099" draw:fill-gradient-name="Gradient_20_23" draw:textarea-horizontal-align="justify" draw:textarea-vertical-align="middle" draw:auto-grow-height="false" fo:min-height="1.19cm" fo:min-width="2.04cm"/>
    </style:style>
    <style:style style:name="gr5" style:family="graphic" style:parent-style-name="standard">
      <style:graphic-properties draw:stroke="none" svg:stroke-color="#ffffff" draw:fill="gradient" draw:fill-color="#ffbf00" draw:fill-gradient-name="Gradient_20_8" draw:textarea-horizontal-align="justify" draw:textarea-vertical-align="middle" draw:auto-grow-height="false" fo:min-height="1.187cm" fo:min-width="2.04cm"/>
    </style:style>
    <style:style style:name="gr6" style:family="graphic" style:parent-style-name="standard">
      <style:graphic-properties draw:stroke="none" svg:stroke-color="#ffffff" draw:fill="gradient" draw:fill-color="#00a933" draw:fill-gradient-name="Gradient_20_23" draw:textarea-horizontal-align="justify" draw:textarea-vertical-align="middle" draw:auto-grow-height="false" fo:min-height="1.187cm" fo:min-width="2.04cm"/>
    </style:style>
    <style:style style:name="gr7" style:family="graphic" style:parent-style-name="standard">
      <style:graphic-properties draw:stroke="none" svg:stroke-color="#ffffff" draw:fill-color="#81d41a" draw:textarea-horizontal-align="justify" draw:textarea-vertical-align="middle" draw:auto-grow-height="false" fo:min-height="1.02cm" fo:min-width="1.406cm"/>
    </style:style>
    <style:style style:name="gr8" style:family="graphic" style:parent-style-name="standard">
      <style:graphic-properties draw:stroke="none" svg:stroke-color="#ffffff" draw:fill="gradient" draw:fill-color="#81d41a" draw:fill-gradient-name="Gradient_20_15" draw:textarea-horizontal-align="justify" draw:textarea-vertical-align="middle" draw:auto-grow-height="false" fo:min-height="1.02cm" fo:min-width="1.66cm"/>
    </style:style>
    <style:style style:name="gr9" style:family="graphic" style:parent-style-name="standard">
      <style:graphic-properties draw:stroke="none" svg:stroke-color="#ffffff" draw:fill="gradient" draw:fill-color="#2a6099" draw:fill-gradient-name="Gradient_20_8" draw:textarea-horizontal-align="justify" draw:textarea-vertical-align="middle" draw:auto-grow-height="false" fo:min-height="0.957cm" fo:min-width="1.63cm"/>
    </style:style>
    <style:style style:name="gr10" style:family="graphic" style:parent-style-name="standard">
      <style:graphic-properties draw:stroke="none" svg:stroke-color="#ffffff" draw:fill="gradient" draw:fill-color="#ff8000" draw:fill-gradient-name="Gradient_20_22" draw:textarea-horizontal-align="justify" draw:textarea-vertical-align="middle" draw:auto-grow-height="false" fo:min-height="0.957cm" fo:min-width="1.63cm"/>
    </style:style>
    <style:style style:name="gr11" style:family="graphic" style:parent-style-name="standard">
      <style:graphic-properties draw:stroke="none" svg:stroke-color="#000000" draw:fill="solid" draw:fill-color="#800080" draw:textarea-horizontal-align="left" draw:textarea-vertical-align="top" draw:auto-grow-height="true" draw:auto-grow-width="true" fo:min-height="4.747cm" fo:min-width="22.773cm" draw:shadow="hidden"/>
    </style:style>
    <style:style style:name="gr12" style:family="graphic" style:parent-style-name="standard">
      <style:graphic-properties draw:stroke="none" svg:stroke-color="#000000" draw:fill="solid" draw:fill-color="#55308d" draw:textarea-horizontal-align="left" draw:textarea-vertical-align="middle" draw:auto-grow-height="true" draw:auto-grow-width="true" fo:min-height="2.105cm" fo:min-width="18.231cm" draw:shadow="hidden"/>
      <style:paragraph-properties style:writing-mode="lr-tb"/>
    </style:style>
    <style:style style:name="P1" style:family="paragraph">
      <loext:graphic-properties draw:fill="gradient" draw:fill-color="#800080" draw:fill-gradient-name="Gradient_20_15"/>
      <style:paragraph-properties fo:text-align="center"/>
    </style:style>
    <style:style style:name="P2" style:family="paragraph">
      <loext:graphic-properties draw:fill="gradient" draw:fill-color="#bf0041" draw:fill-gradient-name="Gradient_20_15"/>
      <style:paragraph-properties fo:text-align="center"/>
    </style:style>
    <style:style style:name="P3" style:family="paragraph">
      <loext:graphic-properties draw:fill="gradient" draw:fill-color="#ff4000" draw:fill-gradient-name="Gradient_20_8"/>
      <style:paragraph-properties fo:text-align="center"/>
    </style:style>
    <style:style style:name="P4" style:family="paragraph">
      <loext:graphic-properties draw:fill="gradient" draw:fill-color="#2a6099" draw:fill-gradient-name="Gradient_20_23"/>
      <style:paragraph-properties fo:text-align="center"/>
    </style:style>
    <style:style style:name="P5" style:family="paragraph">
      <loext:graphic-properties draw:fill="gradient" draw:fill-color="#ffbf00" draw:fill-gradient-name="Gradient_20_8"/>
      <style:paragraph-properties fo:text-align="center"/>
    </style:style>
    <style:style style:name="P6" style:family="paragraph">
      <loext:graphic-properties draw:fill="gradient" draw:fill-color="#00a933" draw:fill-gradient-name="Gradient_20_23"/>
      <style:paragraph-properties fo:text-align="center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loext:graphic-properties draw:fill="gradient" draw:fill-color="#81d41a" draw:fill-gradient-name="Gradient_20_15"/>
      <style:paragraph-properties fo:text-align="center"/>
    </style:style>
    <style:style style:name="P9" style:family="paragraph">
      <loext:graphic-properties draw:fill="gradient" draw:fill-color="#2a6099" draw:fill-gradient-name="Gradient_20_8"/>
      <style:paragraph-properties fo:text-align="center"/>
    </style:style>
    <style:style style:name="P10" style:family="paragraph">
      <loext:graphic-properties draw:fill="gradient" draw:fill-color="#ff8000" draw:fill-gradient-name="Gradient_20_22"/>
      <style:paragraph-properties fo:text-align="center"/>
    </style:style>
    <style:style style:name="P11" style:family="paragraph">
      <loext:graphic-properties draw:fill="solid" draw:fill-color="#800080"/>
      <style:paragraph-properties fo:text-align="center" style:writing-mode="lr-tb"/>
      <style:text-properties fo:color="#bf0041" loext:opacity="100%" style:font-name="Laksaman" fo:font-size="120pt"/>
    </style:style>
    <style:style style:name="P12" style:family="paragraph">
      <loext:graphic-properties draw:fill="solid" draw:fill-color="#800080"/>
      <style:paragraph-properties fo:text-align="center" style:writing-mode="lr-tb"/>
      <style:text-properties fo:color="#800080" loext:opacity="100%" style:font-name="Laksaman" fo:font-size="120pt"/>
    </style:style>
    <style:style style:name="P13" style:family="paragraph">
      <loext:graphic-properties draw:fill="solid" draw:fill-color="#55308d"/>
      <style:paragraph-properties fo:text-align="center" style:writing-mode="lr-tb"/>
      <style:text-properties fo:color="#55308d" loext:opacity="100%" style:font-name="Laksaman" fo:font-size="36pt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08cm" svg:height="4.318cm" draw:transform="rotate (-1.83259571459405) translate (11.836cm 2.56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5.08cm" svg:height="4.31cm" draw:transform="rotate (1.30899693899575) translate (2.187cm 5.234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5.08cm" svg:height="4.318cm" draw:transform="rotate (-1.83259571459405) translate (7.007cm 3.8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5.08cm" svg:height="4.318cm" draw:transform="rotate (1.30899693899575) translate (5.693cm 8.803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5" draw:layer="layout" svg:width="5.08cm" svg:height="4.31cm" draw:transform="rotate (1.30899693899575) translate (0.872cm 10.141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6" draw:layer="layout" svg:width="5.08cm" svg:height="4.31cm" draw:transform="rotate (-1.83259571459405) translate (10.513cm 7.4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7" draw:layer="layout" svg:width="3.81cm" svg:height="2.54cm" draw:transform="rotate (-0.261799387799149) translate (5.167cm 3.403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draw:layer="layout" svg:width="4.318cm" svg:height="2.54cm" draw:transform="rotate (-0.261799387799149) translate (4.922cm 3.339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draw:layer="layout" svg:width="3.81cm" svg:height="2.159cm" draw:transform="rotate (1.30899693899575) translate (3.607cm 8.244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7226.314309811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10" draw:layer="layout" svg:width="3.81cm" svg:height="2.16cm" draw:transform="rotate (1.83259571459405) translate (6.67cm 9.36cm)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7226.3143098116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g>
            <draw:path draw:style-name="gr11" draw:text-style-name="P11" draw:layer="layout" svg:width="1.447cm" svg:height="5.715cm" svg:x="13.053cm" svg:y="3.817cm" svg:viewBox="0 0 1448 5716" svg:d="M1448 5347l-45 369c-935-45-1403-711-1403-2002v-3714h443v3560c0 279 12 517 37 709 24 191 69 376 136 553 68 178 169 310 307 396 138 85 312 129 525 129z">
              <text:p/>
            </draw:path>
            <draw:polygon draw:style-name="gr11" draw:text-style-name="P12" draw:layer="layout" svg:width="0.442cm" svg:height="3.772cm" svg:x="14.38cm" svg:y="5.132cm" svg:viewBox="0 0 443 3773" draw:points="443,3773 0,3773 0,0 443,0">
              <text:p/>
            </draw:polygon>
            <draw:path draw:style-name="gr11" draw:text-style-name="P12" draw:layer="layout" svg:width="0.693cm" svg:height="0.693cm" svg:x="14.247cm" svg:y="3.981cm" svg:viewBox="0 0 694 694" svg:d="M340 0c103 0 189 33 255 99 66 67 99 152 99 255s-33 187-99 248-152 92-255 92c-105 0-186-31-248-92-61-61-92-145-92-248s31-188 92-255c62-66 143-99 248-99z">
              <text:p/>
            </draw:path>
            <draw:path draw:style-name="gr11" draw:text-style-name="P12" draw:layer="layout" svg:width="2.399cm" svg:height="5.197cm" svg:x="14.767cm" svg:y="3.81cm" svg:viewBox="0 0 2400 5198" svg:d="M1720 5198c-305 0-543-113-712-342-171-230-254-519-254-868v-2334h-754v-332h754v-1123l443-199v1322h1203v332h-1203v2334c0 561 186 842 560 842 232 0 401-22 511-66l43 331c-153 70-349 103-591 103z">
              <text:p/>
            </draw:path>
            <draw:path draw:style-name="gr11" draw:text-style-name="P12" draw:layer="layout" svg:width="1.447cm" svg:height="5.715cm" svg:x="17.04cm" svg:y="3.817cm" svg:viewBox="0 0 1448 5716" svg:d="M1448 5347l-45 369c-935-45-1403-711-1403-2002v-3714h443v3560c0 279 12 517 37 709 24 191 69 376 136 553 68 178 169 310 307 396 138 85 312 129 525 129z">
              <text:p/>
            </draw:path>
            <draw:g>
              <draw:path draw:style-name="gr12" draw:text-style-name="P13" draw:layer="layout" svg:width="0.412cm" svg:height="0.893cm" svg:x="12.961cm" svg:y="10.53cm" svg:viewBox="0 0 413 894" svg:d="M296 894c-53 0-93-19-123-59-29-39-43-89-43-149v-401h-130v-58h130v-193l76-34v227h207v58h-207v401c0 97 32 145 96 145 40 0 69-4 88-12l8 58c-27 11-61 17-102 17z">
                <text:p/>
              </draw:path>
              <draw:path draw:style-name="gr12" draw:text-style-name="P13" draw:layer="layout" svg:width="0.545cm" svg:height="0.965cm" svg:x="13.502cm" svg:y="10.44cm" svg:viewBox="0 0 546 966" svg:d="M546 597v369h-76v-369c0-154-64-231-193-231-51 0-97 22-139 65-41 43-62 90-62 141v394h-76v-966h76v432c53-86 125-129 216-129 169 0 254 98 254 294z">
                <text:p/>
              </draw:path>
              <draw:path draw:style-name="gr12" draw:text-style-name="P13" draw:layer="layout" svg:width="0.602cm" svg:height="0.68cm" svg:x="14.2cm" svg:y="10.743cm" svg:viewBox="0 0 603 681" svg:d="M76 345c3 82 28 148 75 198 46 50 109 75 188 75 74 0 150-16 227-46l7 62c-76 31-156 47-242 47-97 0-176-30-238-91-62-60-93-139-93-234 0-103 30-188 90-255 59-67 137-101 234-101 182 0 275 115 279 345zM527 281c-2-66-22-119-60-158-39-40-89-59-152-59s-115 20-158 61c-42 41-68 93-77 156z">
                <text:p/>
              </draw:path>
              <draw:path draw:style-name="gr12" draw:text-style-name="P13" draw:layer="layout" svg:width="0.248cm" svg:height="0.982cm" svg:x="15.373cm" svg:y="10.441cm" svg:viewBox="0 0 249 983" svg:d="M249 920l-8 63c-161-8-241-122-241-344v-639h76v612c0 48 2 89 7 122 4 33 12 65 23 95 11 31 29 53 53 68 23 15 54 23 90 23z">
                <text:p/>
              </draw:path>
              <draw:path draw:style-name="gr12" draw:text-style-name="P13" draw:layer="layout" svg:width="0.118cm" svg:height="0.906cm" svg:x="15.73cm" svg:y="10.499cm" svg:viewBox="0 0 119 907" svg:d="M99 907h-76v-649h76zM58 0c18 0 33 6 44 17 12 12 17 26 17 44s-5 32-17 43c-11 10-26 15-44 15-17 0-32-5-42-15-11-11-16-25-16-43s5-32 16-44c10-11 25-17 42-17z">
                <text:p/>
              </draw:path>
              <draw:path draw:style-name="gr12" draw:text-style-name="P13" draw:layer="layout" svg:width="0.471cm" svg:height="0.951cm" svg:x="15.999cm" svg:y="10.757cm" svg:viewBox="0 0 472 952" svg:d="M226 888c43 0 79-10 108-31s43-50 43-87c0-31-11-57-33-78-23-22-59-41-109-57-30-9-53-17-71-24-17-7-36-16-57-28-20-12-36-26-46-42-10-17-15-36-15-57 0-23 7-55 20-97-44-52-66-104-66-157 0-65 21-120 63-164s94-66 155-66h254v67l-87-9c48 50 72 102 72 158 0 69-21 125-65 169-43 43-98 65-165 65-38 0-70-6-95-19-7 17-10 35-10 53 0 34 49 65 147 93 123 35 184 97 184 188 0 60-21 106-64 138-42 32-99 48-169 49-69-1-131-17-186-51l27-61c55 32 110 48 165 48zM226 387c44 0 81-16 111-46 29-30 44-68 44-115 0-44-15-82-46-114s-67-48-109-48c-43 0-79 16-107 48-29 32-43 71-43 116 0 44 15 81 45 112 29 31 64 47 105 47z">
                <text:p/>
              </draw:path>
              <draw:path draw:style-name="gr12" draw:text-style-name="P13" draw:layer="layout" svg:width="0.545cm" svg:height="0.965cm" svg:x="16.622cm" svg:y="10.44cm" svg:viewBox="0 0 546 966" svg:d="M546 597v369h-76v-369c0-154-64-231-193-231-51 0-97 22-139 65-41 43-62 90-62 141v394h-76v-966h76v432c53-86 125-129 216-129 169 0 254 98 254 294z">
                <text:p/>
              </draw:path>
              <draw:path draw:style-name="gr12" draw:text-style-name="P13" draw:layer="layout" svg:width="0.412cm" svg:height="0.893cm" svg:x="17.279cm" svg:y="10.53cm" svg:viewBox="0 0 413 894" svg:d="M296 894c-53 0-93-19-123-59-29-39-43-89-43-149v-401h-130v-58h130v-193l76-34v227h207v58h-207v401c0 97 32 145 96 145 40 0 69-4 88-12l8 58c-27 11-61 17-102 17z">
                <text:p/>
              </draw:path>
              <draw:path draw:style-name="gr12" draw:text-style-name="P13" draw:layer="layout" svg:width="0.118cm" svg:height="0.906cm" svg:x="18.207cm" svg:y="10.499cm" svg:viewBox="0 0 119 907" svg:d="M99 907h-76v-649h76zM58 0c18 0 33 6 44 17 12 12 17 26 17 44s-5 32-17 43c-11 10-26 15-44 15-17 0-32-5-42-15-11-11-16-25-16-43s5-32 16-44c10-11 25-17 42-17z">
                <text:p/>
              </draw:path>
              <draw:path draw:style-name="gr12" draw:text-style-name="P13" draw:layer="layout" svg:width="0.962cm" svg:height="0.662cm" svg:x="18.493cm" svg:y="10.743cm" svg:viewBox="0 0 963 663" svg:d="M733 0c75 0 132 28 171 85s59 129 59 217v361h-77v-359c0-72-14-129-42-174-28-44-72-66-132-66-48 0-91 19-129 57s-57 81-57 129v413h-76v-394c0-137-55-205-164-205-50 0-95 21-136 64s-61 90-61 141v394h-76v-489c0-38-5-91-13-160h70c8 26 13 65 15 116 49-87 122-130 219-130 88 0 153 48 196 145 51-97 129-145 233-145z">
                <text:p/>
              </draw:path>
              <draw:path draw:style-name="gr12" draw:text-style-name="P13" draw:layer="layout" svg:width="0.53cm" svg:height="0.68cm" svg:x="19.604cm" svg:y="10.743cm" svg:viewBox="0 0 531 681" svg:d="M207 681c-58 0-106-17-147-50-40-34-60-77-60-130 0-162 144-243 432-243 0-62-15-110-45-144-29-34-73-50-130-50-47 0-116 14-207 43l-9-73c71-23 144-34 221-34 164 0 246 91 246 272v232c0 54 8 107 23 159l-66 14-27-105c-58 73-135 109-231 109zM76 488c0 40 12 71 37 95 25 23 57 35 97 35 50 0 100-16 149-48 48-32 73-71 73-116v-132c-237 0-356 55-356 166z">
                <text:p/>
              </draw:path>
              <draw:path draw:style-name="gr12" draw:text-style-name="P13" draw:layer="layout" svg:width="0.471cm" svg:height="0.951cm" svg:x="20.279cm" svg:y="10.757cm" svg:viewBox="0 0 472 952" svg:d="M226 888c43 0 79-10 108-31s43-50 43-87c0-31-11-57-33-78-23-22-59-41-109-57-30-9-53-17-71-24-17-7-36-16-57-28-20-12-36-26-46-42-10-17-15-36-15-57 0-23 7-55 20-97-44-52-66-104-66-157 0-65 21-120 63-164s94-66 155-66h254v67l-87-9c48 50 72 102 72 158 0 69-21 125-65 169-43 43-98 65-165 65-38 0-70-6-95-19-7 17-10 35-10 53 0 34 49 65 147 93 123 35 184 97 184 188 0 60-21 106-64 138-42 32-99 48-169 49-69-1-131-17-186-51l27-61c55 32 110 48 165 48zM226 387c44 0 81-16 111-46 29-30 44-68 44-115 0-44-15-82-46-114s-67-48-109-48c-43 0-79 16-107 48-29 32-43 71-43 116 0 44 15 81 45 112 29 31 64 47 105 47z">
                <text:p/>
              </draw:path>
              <draw:path draw:style-name="gr12" draw:text-style-name="P13" draw:layer="layout" svg:width="0.602cm" svg:height="0.68cm" svg:x="20.855cm" svg:y="10.743cm" svg:viewBox="0 0 603 681" svg:d="M76 345c3 82 28 148 75 198 46 50 109 75 188 75 74 0 150-16 227-46l7 62c-76 31-156 47-242 47-97 0-176-30-238-91-62-60-93-139-93-234 0-103 30-188 90-255 59-67 137-101 234-101 182 0 275 115 279 345zM527 281c-2-66-22-119-60-158-39-40-89-59-152-59s-115 20-158 61c-42 41-68 93-77 156z">
                <text:p/>
              </draw:path>
              <draw:path draw:style-name="gr12" draw:text-style-name="P13" draw:layer="layout" svg:width="0.412cm" svg:height="0.893cm" svg:x="21.94cm" svg:y="10.53cm" svg:viewBox="0 0 413 894" svg:d="M296 894c-53 0-93-19-123-59-29-39-43-89-43-149v-401h-130v-58h130v-193l76-34v227h207v58h-207v401c0 97 32 145 96 145 40 0 69-4 88-12l8 58c-27 11-61 17-102 17z">
                <text:p/>
              </draw:path>
              <draw:path draw:style-name="gr12" draw:text-style-name="P13" draw:layer="layout" svg:width="0.602cm" svg:height="0.68cm" svg:x="22.434cm" svg:y="10.743cm" svg:viewBox="0 0 603 681" svg:d="M76 345c3 82 28 148 75 198 46 50 109 75 188 75 74 0 150-16 227-46l7 62c-76 31-156 47-242 47-97 0-176-30-238-91-62-60-93-139-93-234 0-103 30-188 90-255 59-67 137-101 234-101 182 0 275 115 279 345zM527 281c-2-66-22-119-60-158-39-40-89-59-152-59s-115 20-158 61c-42 41-68 93-77 156z">
                <text:p/>
              </draw:path>
              <draw:path draw:style-name="gr12" draw:text-style-name="P13" draw:layer="layout" svg:width="0.962cm" svg:height="0.662cm" svg:x="23.183cm" svg:y="10.743cm" svg:viewBox="0 0 963 663" svg:d="M733 0c75 0 132 28 171 85s59 129 59 217v361h-77v-359c0-72-14-129-42-174-28-44-72-66-132-66-48 0-91 19-129 57s-57 81-57 129v413h-76v-394c0-137-55-205-164-205-50 0-95 21-136 64s-61 90-61 141v394h-76v-489c0-38-5-91-13-160h70c8 26 13 65 15 116 49-87 122-130 219-130 88 0 153 48 196 145 51-97 129-145 233-145z">
                <text:p/>
              </draw:path>
              <draw:path draw:style-name="gr12" draw:text-style-name="P13" draw:layer="layout" svg:width="0.617cm" svg:height="0.981cm" svg:x="24.339cm" svg:y="10.743cm" svg:viewBox="0 0 618 982" svg:d="M315 0c94 0 168 33 222 98 54 66 81 150 81 251 0 96-26 175-79 238s-124 94-213 94c-107 0-189-46-245-138v439h-76v-807c0-79-2-133-5-161h70c2 33 4 72 4 118 60-88 140-132 241-132zM305 64c-63 0-116 20-159 61-43 40-65 91-65 152v109c0 65 23 119 68 164 44 45 99 68 163 68 74 0 131-25 171-74 39-49 59-115 59-196 0-88-19-157-59-208-39-51-99-76-178-76z">
                <text:p/>
              </draw:path>
              <draw:path draw:style-name="gr12" draw:text-style-name="P13" draw:layer="layout" svg:width="0.248cm" svg:height="0.982cm" svg:x="25.11cm" svg:y="10.441cm" svg:viewBox="0 0 249 983" svg:d="M249 920l-8 63c-161-8-241-122-241-344v-639h76v612c0 48 2 89 7 122 4 33 12 65 23 95 11 31 29 53 53 68 23 15 54 23 90 23z">
                <text:p/>
              </draw:path>
              <draw:path draw:style-name="gr12" draw:text-style-name="P13" draw:layer="layout" svg:width="0.53cm" svg:height="0.68cm" svg:x="25.442cm" svg:y="10.743cm" svg:viewBox="0 0 531 681" svg:d="M207 681c-58 0-106-17-147-50-40-34-60-77-60-130 0-162 144-243 432-243 0-62-15-110-45-144-29-34-73-50-130-50-47 0-116 14-207 43l-9-73c71-23 144-34 221-34 164 0 246 91 246 272v232c0 54 8 107 23 159l-66 14-27-105c-58 73-135 109-231 109zM76 488c0 40 12 71 37 95 25 23 57 35 97 35 50 0 100-16 149-48 48-32 73-71 73-116v-132c-237 0-356 55-356 166z">
                <text:p/>
              </draw:path>
              <draw:path draw:style-name="gr12" draw:text-style-name="P13" draw:layer="layout" svg:width="0.412cm" svg:height="0.893cm" svg:x="26.059cm" svg:y="10.53cm" svg:viewBox="0 0 413 894" svg:d="M296 894c-53 0-93-19-123-59-29-39-43-89-43-149v-401h-130v-58h130v-193l76-34v227h207v58h-207v401c0 97 32 145 96 145 40 0 69-4 88-12l8 58c-27 11-61 17-102 17z">
                <text:p/>
              </draw:path>
              <draw:path draw:style-name="gr12" draw:text-style-name="P13" draw:layer="layout" svg:width="0.602cm" svg:height="0.68cm" svg:x="26.553cm" svg:y="10.743cm" svg:viewBox="0 0 603 681" svg:d="M76 345c3 82 28 148 75 198 46 50 109 75 188 75 74 0 150-16 227-46l7 62c-76 31-156 47-242 47-97 0-176-30-238-91-62-60-93-139-93-234 0-103 30-188 90-255 59-67 137-101 234-101 182 0 275 115 279 345zM527 281c-2-66-22-119-60-158-39-40-89-59-152-59s-115 20-158 61c-42 41-68 93-77 156z">
                <text:p/>
              </draw:path>
              <draw:path draw:style-name="gr12" draw:text-style-name="P13" draw:layer="layout" svg:width="0.248cm" svg:height="0.982cm" svg:x="27.726cm" svg:y="10.441cm" svg:viewBox="0 0 249 983" svg:d="M249 920l-8 63c-161-8-241-122-241-344v-639h76v612c0 48 2 89 7 122 4 33 12 65 23 95 11 31 29 53 53 68 23 15 54 23 90 23z">
                <text:p/>
              </draw:path>
              <draw:path draw:style-name="gr12" draw:text-style-name="P13" draw:layer="layout" svg:width="0.118cm" svg:height="0.906cm" svg:x="28.083cm" svg:y="10.499cm" svg:viewBox="0 0 119 907" svg:d="M99 907h-76v-649h76zM58 0c18 0 33 6 44 17 12 12 17 26 17 44s-5 32-17 43c-11 10-26 15-44 15-17 0-32-5-42-15-11-11-16-25-16-43s5-32 16-44c10-11 25-17 42-17z">
                <text:p/>
              </draw:path>
              <draw:path draw:style-name="gr12" draw:text-style-name="P13" draw:layer="layout" svg:width="0.617cm" svg:height="0.982cm" svg:x="28.377cm" svg:y="10.441cm" svg:viewBox="0 0 618 983" svg:d="M326 302c90 0 161 31 214 93 52 63 78 142 78 237 0 103-27 187-81 253-54 65-128 98-222 98-101 0-181-44-241-132 0 43-2 81-4 114h-70c3-29 5-82 5-159v-806h76v439c56-91 138-137 245-137zM81 705c0 61 22 112 65 153s96 62 159 62c158 0 237-95 237-285 0-81-20-146-59-195-40-50-97-74-171-74-64 0-119 22-163 67-45 45-68 99-68 164z">
                <text:p/>
              </draw:path>
              <draw:path draw:style-name="gr12" draw:text-style-name="P13" draw:layer="layout" svg:width="0.317cm" svg:height="0.662cm" svg:x="29.129cm" svg:y="10.743cm" svg:viewBox="0 0 318 663" svg:d="M318 66c-6-2-13-2-23-2-56 0-103 22-142 67-38 46-58 107-58 183v349h-76v-437c0-96-6-166-19-212h65c13 27 20 70 20 130 41-96 106-144 196-144 12 0 24 1 37 4z">
                <text:p/>
              </draw:path>
              <draw:path draw:style-name="gr12" draw:text-style-name="P13" draw:layer="layout" svg:width="0.53cm" svg:height="0.68cm" svg:x="29.514cm" svg:y="10.743cm" svg:viewBox="0 0 531 681" svg:d="M207 681c-58 0-106-17-147-50-40-34-60-77-60-130 0-162 144-243 432-243 0-62-15-110-45-144-29-34-73-50-130-50-47 0-116 14-207 43l-9-73c71-23 144-34 221-34 164 0 246 91 246 272v232c0 54 8 107 23 159l-66 14-27-105c-58 73-135 109-231 109zM76 488c0 40 12 71 37 95 25 23 57 35 97 35 50 0 100-16 149-48 48-32 73-71 73-116v-132c-237 0-356 55-356 166z">
                <text:p/>
              </draw:path>
              <draw:path draw:style-name="gr12" draw:text-style-name="P13" draw:layer="layout" svg:width="0.317cm" svg:height="0.662cm" svg:x="30.2cm" svg:y="10.743cm" svg:viewBox="0 0 318 663" svg:d="M318 66c-6-2-13-2-23-2-56 0-103 22-142 67-38 46-58 107-58 183v349h-76v-437c0-96-6-166-19-212h65c13 27 20 70 20 130 41-96 106-144 196-144 12 0 24 1 37 4z">
                <text:p/>
              </draw:path>
              <draw:path draw:style-name="gr12" draw:text-style-name="P13" draw:layer="layout" svg:width="0.63cm" svg:height="0.947cm" svg:x="30.541cm" svg:y="10.757cm" svg:viewBox="0 0 631 948" svg:d="M345 649c-75 169-175 269-299 299l-18-60c108-25 190-112 246-261 0-7-1-15-5-22l-269-605h80l243 550 227-550h81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ksaman" svg:font-family="Laksama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5" draw:display-name="Gradient 15" draw:style="linear" draw:start-color="#ffff00" draw:end-color="#00a933" draw:start-intensity="100%" draw:end-intensity="100%" draw:angle="30deg" draw:border="0%"/>
    <draw:gradient draw:name="Gradient_20_22" draw:display-name="Gradient 22" draw:style="linear" draw:start-color="#2a6099" draw:end-color="#800080" draw:start-intensity="100%" draw:end-intensity="100%" draw:angle="30deg" draw:border="0%"/>
    <draw:gradient draw:name="Gradient_20_23" draw:display-name="Gradient 23" draw:style="linear" draw:start-color="#2a6099" draw:end-color="#55308d" draw:start-intensity="100%" draw:end-intensity="100%" draw:angle="30deg" draw:border="0%"/>
    <draw:gradient draw:name="Gradient_20_8" draw:display-name="Gradient 8" draw:style="linear" draw:start-color="#ffff00" draw:end-color="#ff0000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2T14:18:21.101693454</meta:creation-date>
    <dc:date>2022-06-23T06:59:56.985005875</dc:date>
    <meta:editing-duration>P3DT9H42M9S</meta:editing-duration>
    <meta:editing-cycles>25</meta:editing-cycles>
    <meta:generator>LibreOffice/7.2.6.2$Linux_X86_64 LibreOffice_project/20$Build-2</meta:generator>
    <meta:document-statistic meta:object-count="47"/>
  </office:meta>
</office:document-meta>
</file>